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Times New Roman" fo:color="#222222" fo:font-size="12pt" style:font-size-asian="12pt" style:font-size-complex="12pt" fo:background-color="#FFFFFF"/>
    </style:style>
    <style:style style:name="T2" style:parent-style-name="DefaultParagraphFont" style:family="text">
      <style:text-properties style:font-name="Times New Roman" fo:color="#222222" fo:font-size="12pt" style:font-size-asian="12pt" style:font-size-complex="12pt" fo:background-color="#FFFFFF"/>
    </style:style>
  </office:automatic-styles>
  <office:body>
    <office:text text:use-soft-page-breaks="true">
      <text:p text:style-name="P1"><text:tab/><text:tab/><text:tab/><text:tab/>SUMMARY</text:p>
      <text:p text:style-name="Normal"><text:span text:style-name="T2">the origin of graph theory was invented by koinsber 7 bridges problem in 1735 and with this problem the Eulerian graph was derived and so many other such as directed and undirected graphs. a graph is a set of nodes and edges where nodes are vertices and edges are lines that link any two or multiple vertices in a graph. Mathematically a graph G can be modelled as G (U, V) where in social networks U is the number of users, and V represents the set of edges. We will go deep into details about the current state and impact of graph data structure like its application in computer science, in health care system, and social networks as well as the search algorithm that uses graph</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paragraph-properties style:vertical-align="baseline" fo:line-height="102%"/>
      <style:text-properties style:font-name="Calibri" style:font-name-asian="Calibri" style:font-name-complex="Times New Roman"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LStudent:FISTON.KULIMUSHI</meta:initial-creator>
    <dc:creator>ULStudent:FISTON.KULIMUSHI</dc:creator>
    <meta:creation-date>2020-05-09T17:22:00Z</meta:creation-date>
    <dc:date>2020-05-09T19:25:00Z</dc:date>
    <meta:template xlink:href="Normal" xlink:type="simple"/>
    <meta:editing-cycles>1</meta:editing-cycles>
    <meta:editing-duration>PT360S</meta:editing-duration>
    <meta:document-statistic meta:page-count="1" meta:paragraph-count="1" meta:word-count="103" meta:character-count="693" meta:row-count="4" meta:non-whitespace-character-count="591"/>
  </office:meta>
</office:document-meta>
</file>